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Matters.balanceOutOfOrder( StatementDocument stmt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rderMatters.balanceInOrder( StatementDocument stmt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rderMatters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